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4.991cm" svg:height="8.191cm" svg:x="0.309cm" svg:y="1.1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07T14:37:01.721815452</dc:date>
    <meta:editing-duration>PT2M25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192cm" xlink:href="." xlink:type="simple" chart:class="chart:scatter" chart:style-name="ch1">
        <chart:plot-area chart:style-name="ch2" chart:data-source-has-labels="both" svg:x="0.299cm" svg:y="0.163cm" svg:width="14.394cm" svg:height="7.866cm">
          <chartooo:coordinate-region svg:x="0.841cm" svg:y="0.362cm" svg:width="13.758cm" svg:height="7.4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41421356237309">
                <text:p>1.41421356237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